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bc6ff"/>
    </style:style>
    <style:style style:name="P2" style:family="paragraph" style:parent-style-name="Standard">
      <style:text-properties officeooo:paragraph-rsid="001cefee"/>
    </style:style>
    <style:style style:name="P3" style:family="paragraph" style:parent-style-name="Standard">
      <style:text-properties officeooo:paragraph-rsid="001dd0ed"/>
    </style:style>
    <style:style style:name="P4" style:family="paragraph" style:parent-style-name="Text_20_body">
      <style:text-properties officeooo:paragraph-rsid="001e8d40"/>
    </style:style>
    <style:style style:name="P5" style:family="paragraph" style:parent-style-name="Standard">
      <style:text-properties officeooo:paragraph-rsid="001dd0ed"/>
    </style:style>
    <style:style style:name="P6" style:family="paragraph" style:parent-style-name="Standard">
      <style:text-properties officeooo:paragraph-rsid="001e8d40"/>
    </style:style>
    <style:style style:name="P7" style:family="paragraph" style:parent-style-name="Standard">
      <style:text-properties fo:font-size="16pt" fo:font-weight="bold" officeooo:paragraph-rsid="00215afa" style:font-size-asian="16pt" style:font-weight-asian="bold" style:font-size-complex="16pt" style:font-weight-complex="bold"/>
    </style:style>
    <style:style style:name="P8" style:family="paragraph" style:parent-style-name="Standard">
      <style:text-properties fo:font-size="16pt" fo:font-weight="bold" officeooo:paragraph-rsid="0026482b" style:font-size-asian="16pt" style:font-weight-asian="bold" style:font-size-complex="16pt" style:font-weight-complex="bold"/>
    </style:style>
    <style:style style:name="P9" style:family="paragraph" style:parent-style-name="Standard">
      <style:text-properties fo:font-size="16pt" fo:font-weight="bold" officeooo:paragraph-rsid="0028d379" style:font-size-asian="16pt" style:font-weight-asian="bold" style:font-size-complex="16pt" style:font-weight-complex="bold"/>
    </style:style>
    <style:style style:name="P10" style:family="paragraph" style:parent-style-name="Standard">
      <style:text-properties fo:font-size="12pt" fo:font-weight="normal" officeooo:paragraph-rsid="00215afa" style:font-size-asian="10.5pt" style:font-weight-asian="normal" style:font-size-complex="12pt" style:font-weight-complex="normal"/>
    </style:style>
    <style:style style:name="P11" style:family="paragraph" style:parent-style-name="Standard">
      <style:text-properties fo:font-size="12pt" fo:font-weight="normal" officeooo:paragraph-rsid="00230514" style:font-size-asian="10.5pt" style:font-weight-asian="normal" style:font-size-complex="12pt" style:font-weight-complex="normal"/>
    </style:style>
    <style:style style:name="P12" style:family="paragraph" style:parent-style-name="Standard">
      <style:text-properties fo:font-size="12pt" fo:font-weight="normal" officeooo:paragraph-rsid="0024eb12" style:font-size-asian="10.5pt" style:font-weight-asian="normal" style:font-size-complex="12pt" style:font-weight-complex="normal"/>
    </style:style>
    <style:style style:name="P13" style:family="paragraph" style:parent-style-name="Standard">
      <style:text-properties fo:font-size="12pt" fo:font-weight="normal" officeooo:paragraph-rsid="0026482b" style:font-size-asian="10.5pt" style:font-weight-asian="normal" style:font-size-complex="12pt" style:font-weight-complex="normal"/>
    </style:style>
    <style:style style:name="P14" style:family="paragraph" style:parent-style-name="Standard">
      <style:text-properties fo:font-size="12pt" fo:font-weight="normal" officeooo:paragraph-rsid="0028d379" style:font-size-asian="10.5pt" style:font-weight-asian="normal" style:font-size-complex="12pt" style:font-weight-complex="normal"/>
    </style:style>
    <style:style style:name="P15" style:family="paragraph" style:parent-style-name="Standard">
      <style:text-properties fo:font-size="12pt" fo:font-weight="normal" officeooo:paragraph-rsid="002a1924" style:font-size-asian="10.5pt" style:font-weight-asian="normal" style:font-size-complex="12pt" style:font-weight-complex="normal"/>
    </style:style>
    <style:style style:name="P16" style:family="paragraph" style:parent-style-name="Standard">
      <style:text-properties fo:font-size="12pt" fo:font-weight="normal" officeooo:paragraph-rsid="002bd473" style:font-size-asian="10.5pt" style:font-weight-asian="normal" style:font-size-complex="12pt" style:font-weight-complex="normal"/>
    </style:style>
    <style:style style:name="T1" style:family="text">
      <style:text-properties fo:font-size="16pt" fo:font-weight="bold"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1. <text:span text:style-name="T1">Inter Process Communcation:</text:span></text:p>
      <text:p text:style-name="P2">Interprocess communication (IPC) is a set of programming interfaces that allow a programmer to coordinate activities among different program processes that can run concurrently in an operating system. This allows a program to handle many user requests at the same time. Since even a single user request may result in multiple processes running in the operating system on the user's behalf, the processes need to communicate with each other. The IPC interfaces make this possible. Each IPC method has its own advantages and limitations so it is not unusual for a single program to use all of the IPC methods.</text:p>
      <text:p text:style-name="P2"/>
      <text:p text:style-name="P3">Types of IPC:</text:p>
      <text:p text:style-name="P3">Type Of Ipc <text:s text:c="31"/><text:tab/><text:tab/>Compatibility</text:p>
      <text:p text:style-name="P3">Signals<text:tab/>Posix, <text:s text:c="38"/><text:tab/> Svr4, Bsd</text:p>
      <text:p text:style-name="P3">Shared Memory<text:tab/> <text:s text:c="25"/><text:tab/>Posix, Irix, Svr4</text:p>
      <text:p text:style-name="P3">Semaphores<text:tab/> <text:s text:c="37"/><text:tab/>Posix, Irix, Svr4</text:p>
      <text:p text:style-name="P3">Locks, Mutexes, And Condition Variables<text:tab/>Posix, Irix</text:p>
      <text:p text:style-name="P3">Barriers<text:tab/><text:tab/><text:tab/><text:tab/><text:tab/>Irix</text:p>
      <text:p text:style-name="P3">Message Queues<text:tab/><text:tab/><text:tab/><text:tab/>Posix, Svr4</text:p>
      <text:p text:style-name="P3">File Locks<text:tab/><text:tab/><text:tab/><text:tab/><text:tab/>Svr4, Bsd</text:p>
      <text:p text:style-name="P3">Sockets<text:tab/><text:tab/><text:tab/><text:tab/><text:tab/>Bsd</text:p>
      <text:p text:style-name="P3"/>
      <text:p text:style-name="P3"/>
      <text:p text:style-name="P6">Among above techniques, i have used SHARED MEMORY for Assignment5. Few advantages of this method over other are as follows:</text:p>
      <text:p text:style-name="P4"><text:span text:style-name="Strong_20_Emphasis">Shared Memory</text:span></text:p>
      <text:p text:style-name="Text_20_body">Does not necessarily require a syscall (therefore potentially faster). Sharing does not explicitly require data to be transferred -- data can be made available that the recipient does not retrieve (bandwidth does not have to be wasted transferring data that the recipient won't use). No serialization/deserialization step means no time spent on communication overhead.</text:p>
      <text:p text:style-name="P4">Sockets are one-to-one. You need multiple sockets if you want to send the same thing to multiple processes. With shared memory, you can have multiple readers, and also multiple writers.</text:p>
      <text:p text:style-name="Text_20_body">Sockets are resource intensive. Each and every message goes through the OS. With shared memory, you map the shared memory but once into your application's memory and from then on it's your's to use. However, you still need to go through the OS when you used shared memory; see below.</text:p>
      <text:p text:style-name="P7">2. Information shared by Master with Child Processes:</text:p>
      <text:p text:style-name="P11"><text:s text:c="6"/>The following data structures are created using shared memory concept of C, and these structures are used by parent as well as child processes, to maintain the state information. </text:p>
      <text:p text:style-name="P11">struct tasktype</text:p>
      <text:p text:style-name="P11">{</text:p>
      <text:p text:style-name="P11"><text:s text:c="2"/>char name[200];</text:p>
      <text:p text:style-name="P11"><text:s text:c="2"/>int time; <text:s/></text:p>
      <text:p text:style-name="P11">};</text:p>
      <text:p text:style-name="P11"></text:p>
      <text:p text:style-name="P11">struct slave</text:p>
      <text:p text:style-name="P11">{</text:p>
      <text:p text:style-name="P11"><text:s text:c="3"/>char name[200];</text:p>
      <text:p text:style-name="P12"><text:s text:c="2"/></text:p>
      <text:p text:style-name="P12"/>
      <text:p text:style-name="P12"><text:soft-page-break/><text:s/>//int instances;</text:p>
      <text:p text:style-name="P11"><text:s text:c="3"/>int qno;</text:p>
      <text:p text:style-name="P11"><text:s text:c="3"/>bool flag;</text:p>
      <text:p text:style-name="P11"><text:s text:c="3"/>int head; <text:s text:c="3"/>//index of tasktype</text:p>
      <text:p text:style-name="P11"><text:s text:c="3"/>int count;</text:p>
      <text:p text:style-name="P11"><text:s text:c="3"/>int time_stamp;</text:p>
      <text:p text:style-name="P11"><text:s text:c="3"/>bool hasallottedjob; <text:s text:c="4"/></text:p>
      <text:p text:style-name="P11">};</text:p>
      <text:p text:style-name="P11"></text:p>
      <text:p text:style-name="P11"></text:p>
      <text:p text:style-name="P11">struct process</text:p>
      <text:p text:style-name="P11">{</text:p>
      <text:p text:style-name="P11"><text:s text:c="3"/>int pno;</text:p>
      <text:p text:style-name="P11"><text:s text:c="3"/>char pname[200];</text:p>
      <text:p text:style-name="P11"><text:s text:c="3"/>char slavename[200];</text:p>
      <text:p text:style-name="P11"><text:s text:c="3"/>char task_type_name[200];</text:p>
      <text:p text:style-name="P11"><text:s text:c="3"/>int time; </text:p>
      <text:p text:style-name="P11"><text:s text:c="3"/>int processflag;</text:p>
      <text:p text:style-name="P11"><text:s text:c="3"/>char scheduled;</text:p>
      <text:p text:style-name="P11"><text:s/>};</text:p>
      <text:p text:style-name="P11"></text:p>
      <text:p text:style-name="P11"></text:p>
      <text:p text:style-name="P11">struct taskdone</text:p>
      <text:p text:style-name="P11">{</text:p>
      <text:p text:style-name="P11"><text:s text:c="3"/>char taskname[200];</text:p>
      <text:p text:style-name="P11"><text:s text:c="3"/>int processcounter; <text:s text:c="2"/></text:p>
      <text:p text:style-name="P11">};</text:p>
      <text:p text:style-name="P11"></text:p>
      <text:p text:style-name="P11"></text:p>
      <text:p text:style-name="P11">struct forkchildtable</text:p>
      <text:p text:style-name="P11">{</text:p>
      <text:p text:style-name="P11"><text:s text:c="2"/>int pid;</text:p>
      <text:p text:style-name="P11"><text:s text:c="2"/>int totalnooftasks;</text:p>
      <text:p text:style-name="P11"><text:s text:c="2"/>char taskname[200];</text:p>
      <text:p text:style-name="P11"><text:s text:c="2"/>struct taskdone t[1024];</text:p>
      <text:p text:style-name="P11"><text:s text:c="2"/>int count;</text:p>
      <text:p text:style-name="P11">};</text:p>
      <text:p text:style-name="P11"/>
      <text:p text:style-name="P11"/>
      <text:p text:style-name="P11"/>
      <text:p text:style-name="P11"/>
      <text:p text:style-name="P11">Since the child processes are created using fork system calls, and multiple child as well as parent processes are running simultaneously, so it is very important to guard this critical section(shared memory) against modified by multiple processes at once, which can be handled by semaphore. In assignment5 i have used a binary semaphore of type sem_t</text:p>
      <text:p text:style-name="P10">sem_t mutex;</text:p>
      <text:p text:style-name="P10">this variable is also shared so that parent and child processes can use them one at a time. The methods supported for mutex are sem_wait and sem_post, to wait and signal on semaphore.</text:p>
      <text:p text:style-name="P10">So whenever parent or child uses critical section, the update is guard with semaphore.</text:p>
      <text:p text:style-name="P10"/>
      <text:p text:style-name="P8"/>
      <text:p text:style-name="P8"/>
      <text:p text:style-name="P8"><text:soft-page-break/></text:p>
      <text:p text:style-name="P8">3. Critical Sections in Assignment5 is:</text:p>
      <text:p text:style-name="P13"><text:tab/>After every child executes the process, it must store the completion status and upon that it is required to compute how many more processes are left of that particular task, which requires a shared data structure among multiple child processes to be maintained.</text:p>
      <text:p text:style-name="P13"/>
      <text:p text:style-name="P9">4. How do you ensures mutual exclusion of those critical sections between processes?</text:p>
      <text:p text:style-name="P16"><text:s text:c="3"/>There must be a way to ensure that only child or a parent is accessing the shared structure, so that <text:s text:c="4"/></text:p>
      <text:p text:style-name="P16"><text:s text:c="5"/>could be done using semaphore in C. </text:p>
      <text:p text:style-name="P14"><text:s text:c="3"/>To create semaphore, create a variable of type sem_t available in semaphore.h header file.</text:p>
      <text:p text:style-name="P14"><text:s text:c="6"/>int semid0;</text:p>
      <text:p text:style-name="P14"><text:s text:c="6"/>sem_t *mutex;</text:p>
      <text:p text:style-name="P14"><text:s text:c="6"/>shmid0 = shmget(IPC_PRIVATE, sizeof(sem_t), IPC_CREAT | 0660);</text:p>
      <text:p text:style-name="P14"><text:s text:c="6"/>if (shmid0 &lt; 0) exit(1);</text:p>
      <text:p text:style-name="P14"><text:s text:c="6"/>mutex = (sem_t *)shmat(shmid0, NULL, 0);</text:p>
      <text:p text:style-name="P14"><text:s text:c="6"/>if (mutex == (void *) (-1)) exit(1); <text:s/></text:p>
      <text:p text:style-name="P14"><text:s text:c="6"/>sem_init(mutex, 1, 1);</text:p>
      <text:p text:style-name="P14"/>
      <text:p text:style-name="P14"><text:s text:c="3"/>and to apply the semaphore to any process, the general structure is </text:p>
      <text:p text:style-name="P14"><text:s text:c="3"/>while(1)</text:p>
      <text:p text:style-name="P14"><text:s text:c="2"/>{</text:p>
      <text:p text:style-name="P14"><text:s text:c="15"/>Remainder Section;</text:p>
      <text:p text:style-name="P15"><text:s text:c="15"/>sem_wait(mutex);</text:p>
      <text:p text:style-name="P15"><text:s text:c="25"/>Critical Section;</text:p>
      <text:p text:style-name="P15"><text:s text:c="15"/>sem_post(mutex);</text:p>
      <text:p text:style-name="P15"><text:s text:c="15"/>Remainder Section;</text:p>
      <text:p text:style-name="P15"><text:s text:c="2"/>}</text:p>
      <text:p text:style-name="P15"><text:s text:c="2"/>This way the semaphore guards the access to critical section, which ensures Mutual Exclusion.</text:p>
      <text:p text:style-name="P15">_________________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6T16:29:05.452043565</meta:creation-date>
    <dc:date>2016-09-01T13:19:52</dc:date>
    <meta:editing-duration>PT34M38S</meta:editing-duration>
    <meta:editing-cycles>17</meta:editing-cycles>
    <meta:generator>LibreOffice/4.0.4.2$Linux_x86 LibreOffice_project/400m0$Build-2</meta:generator>
    <dc:creator>user </dc:creator>
    <meta:document-statistic meta:table-count="0" meta:image-count="0" meta:object-count="0" meta:page-count="3" meta:paragraph-count="94" meta:word-count="686" meta:character-count="4784" meta:non-whitespace-character-count="3731"/>
  </office:meta>
</office:document-meta>
</file>